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ami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upeida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graulida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galopida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ocoetida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ntrolophida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omateida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mpridida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amida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varida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yphaenida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matomida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entracanthida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gentinida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lmonida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smerida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lorophtalmida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alepidida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gilida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therinida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angida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meida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rlucida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onoda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hyraenida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ombrida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lonida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comberesocida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miramphida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iphiida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tiophorida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lida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yngathida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episaurida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ichiurida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traodontida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achipterida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galecita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ophotida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cheneida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40:08.046949559</meta:creation-date>
    <dc:date>2023-02-01T10:56:44.053634139</dc:date>
    <meta:editing-duration>PT2H16M14S</meta:editing-duration>
    <meta:editing-cycles>19</meta:editing-cycles>
    <meta:generator>LibreOffice/7.3.7.2$Linux_X86_64 LibreOffice_project/30$Build-2</meta:generator>
    <meta:document-statistic meta:table-count="1" meta:cell-count="80" meta:object-count="0"/>
  </office:meta>
</office:document-meta>
</file>